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Column42" style:family="table-column">
      <style:table-column-properties style:column-width="1.768in"/>
    </style:style>
    <style:style style:name="TableColumn43" style:family="table-column">
      <style:table-column-properties style:column-width="2.177in"/>
    </style:style>
    <style:style style:name="Table41" style:family="table">
      <style:table-properties style:width="3.9451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list-style-name="LFO5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Normal" style:list-style-name="LFO5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list-style-name="LFO5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list-style-name="LFO6" style:family="paragraph"/>
    <style:style style:name="P83" style:parent-style-name="Normal" style:list-style-name="LFO6" style:family="paragraph"/>
    <style:style style:name="P84" style:parent-style-name="Normal" style:list-style-name="LFO6" style:family="paragraph"/>
    <style:style style:name="P85" style:parent-style-name="Normal" style:list-style-name="LFO6" style:family="paragraph"/>
    <style:style style:name="T86" style:parent-style-name="Fuentedepárrafopredeter." style:family="text">
      <style:text-properties style:font-name="Segoe UI Emoji" style:font-name-complex="Segoe UI Emoji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list-style-name="LFO7" style:family="paragraph"/>
    <style:style style:name="P97" style:parent-style-name="Normal" style:list-style-name="LFO7" style:family="paragraph"/>
    <style:style style:name="P98" style:parent-style-name="Normal" style:list-style-name="LFO7" style:family="paragraph"/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list-style-name="LFO8" style:family="paragraph"/>
    <style:style style:name="P106" style:parent-style-name="Normal" style:list-style-name="LFO8" style:family="paragraph"/>
    <style:style style:name="P107" style:parent-style-name="Normal" style:list-style-name="LFO8" style:family="paragraph"/>
    <style:style style:name="P108" style:parent-style-name="Normal" style:list-style-name="LFO9" style:family="paragraph"/>
    <style:style style:name="T109" style:parent-style-name="Fuentedepárrafopredeter." style:family="text">
      <style:text-properties fo:font-weight="bold" style:font-weight-asian="bold" style:font-weight-complex="bold"/>
    </style:style>
    <style:style style:name="P110" style:parent-style-name="Normal" style:list-style-name="LFO9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Normal" style:list-style-name="LFO9" style:family="paragraph"/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Normal" style:list-style-name="LFO9" style:family="paragraph"/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P121" style:parent-style-name="Normal" style:list-style-name="LFO10" style:family="paragraph"/>
    <style:style style:name="P122" style:parent-style-name="Normal" style:list-style-name="LFO10" style:family="paragraph"/>
    <style:style style:name="P123" style:parent-style-name="Normal" style:list-style-name="LFO10" style:family="paragraph"/>
    <style:style style:name="P124" style:parent-style-name="Normal" style:list-style-name="LFO11" style:family="paragraph"/>
    <style:style style:name="P125" style:parent-style-name="Normal" style:list-style-name="LFO11" style:family="paragraph"/>
    <style:style style:name="P126" style:parent-style-name="Normal" style:list-style-name="LFO11" style:family="paragraph"/>
    <style:style style:name="P127" style:parent-style-name="Normal" style:list-style-name="LFO11" style:family="paragraph"/>
    <style:style style:name="T12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P133" style:parent-style-name="Normal" style:list-style-name="LFO12" style:family="paragraph"/>
    <style:style style:name="P134" style:parent-style-name="Normal" style:list-style-name="LFO12" style:family="paragraph"/>
    <style:style style:name="P135" style:parent-style-name="Normal" style:list-style-name="LFO12" style:family="paragraph"/>
    <style:style style:name="P136" style:parent-style-name="Normal" style:list-style-name="LFO13" style:family="paragraph"/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list-style-name="LFO13" style:family="paragraph"/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142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Normal" style:list-style-name="LFO14" style:family="paragraph"/>
    <style:style style:name="P146" style:parent-style-name="Normal" style:list-style-name="LFO14" style:family="paragraph"/>
    <style:style style:name="P147" style:parent-style-name="Normal" style:list-style-name="LFO14" style:family="paragraph"/>
    <style:style style:name="T14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P153" style:parent-style-name="Normal" style:list-style-name="LFO15" style:family="paragraph"/>
    <style:style style:name="P154" style:parent-style-name="Normal" style:list-style-name="LFO15" style:family="paragraph"/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Normal" style:list-style-name="LFO16" style:family="paragraph"/>
    <style:style style:name="P162" style:parent-style-name="Normal" style:list-style-name="LFO16" style:family="paragraph"/>
    <style:style style:name="P163" style:parent-style-name="Normal" style:list-style-name="LFO16" style:family="paragraph"/>
    <style:style style:name="P164" style:parent-style-name="Normal" style:list-style-name="LFO17" style:family="paragraph"/>
    <style:style style:name="T165" style:parent-style-name="Fuentedepárrafopredeter." style:family="text">
      <style:text-properties fo:font-weight="bold" style:font-weight-asian="bold" style:font-weight-complex="bold"/>
    </style:style>
    <style:style style:name="T16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P171" style:parent-style-name="Normal" style:list-style-name="LFO18" style:family="paragraph"/>
    <style:style style:name="P172" style:parent-style-name="Normal" style:list-style-name="LFO18" style:family="paragraph"/>
    <style:style style:name="P173" style:parent-style-name="Normal" style:list-style-name="LFO18" style:family="paragraph"/>
    <style:style style:name="T17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T17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77" style:parent-style-name="Fuentedepárrafopredeter." style:family="text">
      <style:text-properties fo:font-weight="bold" style:font-weight-asian="bold" style:font-weight-complex="bold"/>
    </style:style>
    <style:style style:name="TableColumn179" style:family="table-column">
      <style:table-column-properties style:column-width="0.9694in"/>
    </style:style>
    <style:style style:name="TableColumn180" style:family="table-column">
      <style:table-column-properties style:column-width="1.5881in"/>
    </style:style>
    <style:style style:name="Table178" style:family="table">
      <style:table-properties style:width="2.5576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1" style:parent-style-name="Fuentedepárrafopredeter." style:family="text">
      <style:text-properties style:font-name="Segoe UI Emoji" style:font-name-complex="Segoe UI Emoji"/>
    </style:style>
    <style:style style:name="T202" style:parent-style-name="Fuentedepárrafopredeter." style:family="text">
      <style:text-properties fo:font-weight="bold" style:font-weight-asian="bold" style:font-weight-complex="bold"/>
    </style:style>
    <style:style style:name="P203" style:parent-style-name="Normal" style:list-style-name="LFO19" style:family="paragraph"/>
    <style:style style:name="T204" style:parent-style-name="Fuentedepárrafopredeter." style:family="text">
      <style:text-properties fo:font-weight="bold" style:font-weight-asian="bold" style:font-weight-complex="bold"/>
    </style:style>
    <style:style style:name="P205" style:parent-style-name="Normal" style:list-style-name="LFO19" style:family="paragraph"/>
    <style:style style:name="T206" style:parent-style-name="Fuentedepárrafopredeter." style:family="text">
      <style:text-properties fo:font-weight="bold" style:font-weight-asian="bold" style:font-weight-complex="bold"/>
    </style:style>
    <style:style style:name="P207" style:parent-style-name="Normal" style:list-style-name="LFO19" style:family="paragraph"/>
    <style:style style:name="T208" style:parent-style-name="Fuentedepárrafopredeter." style:family="text">
      <style:text-properties fo:font-weight="bold" style:font-weight-asian="bold" style:font-weight-complex="bold"/>
    </style:style>
    <style:style style:name="P209" style:parent-style-name="Normal" style:list-style-name="LFO19" style:family="paragraph"/>
    <style:style style:name="T210" style:parent-style-name="Fuentedepárrafopredeter." style:family="text">
      <style:text-properties fo:font-weight="bold" style:font-weight-asian="bold" style:font-weight-complex="bold"/>
    </style:style>
    <style:style style:name="P211" style:parent-style-name="Normal" style:list-style-name="LFO19" style:family="paragraph"/>
    <style:style style:name="T212" style:parent-style-name="Fuentedepárrafopredeter." style:family="text">
      <style:text-properties fo:font-weight="bold" style:font-weight-asian="bold" style:font-weight-complex="bold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zure</text:span><text:s/>es la<text:s/><text:span text:style-name="T3">plataforma de computación en la nube de Microsoft</text:span><text:s/>que permite crear, desplegar y gestionar aplicaciones y servicios a través de centros de datos de Microsoft.</text:p>
      <text:p text:style-name="Normal">En lugar de tener<text:s/><text:span text:style-name="T4">servidores físicos propios</text:span>, puedes usar recursos en la nube como<text:s/><text:span text:style-name="T5">máquinas virtuales, bases de datos, almacenamiento o inteligencia artificial</text:span>.</text:p>
      <text:p text:style-name="Normal"><draw:custom-shape svg:x="0in" svg:y="0in" svg:width="45.51042in" svg:height="0.00139in" draw:z-index="0" draw:id="id0" draw:style-name="a0" draw:name="Horizontal Line 1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🔹</text:span><text:span text:style-name="T7"><text:s/>Idea básica</text:span></text:p>
      <text:p text:style-name="Normal">Azure proporciona<text:s/><text:span text:style-name="T8">infraestructura y servicios en internet</text:span><text:s/>para:</text:p>
      <text:list text:style-name="LFO1" text:continue-numbering="true">
        <text:list-item>
          <text:p text:style-name="P9">Ejecutar aplicaciones</text:p>
        </text:list-item>
        <text:list-item>
          <text:p text:style-name="P10">Guardar datos</text:p>
        </text:list-item>
        <text:list-item>
          <text:p text:style-name="P11">Analizar información</text:p>
        </text:list-item>
        <text:list-item>
          <text:p text:style-name="P12">Crear APIs o sistemas de IA</text:p>
        </text:list-item>
      </text:list>
      <text:p text:style-name="Normal">Todo<text:s/><text:span text:style-name="T13">sin tener que comprar hardware</text:span>.</text:p>
      <text:p text:style-name="Normal"><draw:custom-shape svg:x="0in" svg:y="0in" svg:width="45.51042in" svg:height="0.00139in" draw:z-index="0" draw:id="id1" draw:style-name="a1" draw:name="Horizontal Line 1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">🔹</text:span><text:span text:style-name="T15"><text:s/>Tipos de servicios en Azure</text:span></text:p>
      <text:p text:style-name="Normal"><text:span text:style-name="T16">1️</text:span><text:span text:style-name="T17">⃣</text:span><text:span text:style-name="T18"><text:s/>IaaS (Infrastructure as a Service)</text:span></text:p>
      <text:p text:style-name="Normal">Te da<text:s/><text:span text:style-name="T19">infraestructura virtual</text:span>.</text:p>
      <text:p text:style-name="Normal">Ejemplo:</text:p>
      <text:list text:style-name="LFO2" text:continue-numbering="true">
        <text:list-item>
          <text:p text:style-name="P20"><text:span text:style-name="T21">Máquinas virtuales</text:span></text:p>
        </text:list-item>
        <text:list-item>
          <text:p text:style-name="P22">Redes</text:p>
        </text:list-item>
        <text:list-item>
          <text:p text:style-name="P23">Discos</text:p>
        </text:list-item>
      </text:list>
      <text:p text:style-name="Normal">Ejemplo real: crear un servidor Linux en minutos.</text:p>
      <text:p text:style-name="Normal"><draw:custom-shape svg:x="0in" svg:y="0in" svg:width="45.51042in" svg:height="0.00139in" draw:z-index="0" draw:id="id2" draw:style-name="a2" draw:name="Horizontal Line 1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">2️</text:span><text:span text:style-name="T25">⃣</text:span><text:span text:style-name="T26"><text:s/>PaaS (Platform as a Service)</text:span></text:p>
      <text:p text:style-name="Normal">Te da una<text:s/><text:span text:style-name="T27">plataforma lista para ejecutar aplicaciones</text:span>.</text:p>
      <text:p text:style-name="Normal">Ejemplo:</text:p>
      <text:list text:style-name="LFO3" text:continue-numbering="true">
        <text:list-item>
          <text:p text:style-name="P28"><text:span text:style-name="T29">Azure App Service</text:span></text:p>
        </text:list-item>
        <text:list-item>
          <text:p text:style-name="P30"><text:span text:style-name="T31">Azure Functions</text:span></text:p>
        </text:list-item>
      </text:list>
      <text:soft-page-break/>
      <text:p text:style-name="Normal">No gestionas el servidor, solo tu código.</text:p>
      <text:p text:style-name="Normal"><draw:custom-shape svg:x="0in" svg:y="0in" svg:width="45.51042in" svg:height="0.00139in" draw:z-index="0" draw:id="id3" draw:style-name="a3" draw:name="Horizontal Line 1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3️</text:span><text:span text:style-name="T33">⃣</text:span><text:span text:style-name="T34"><text:s/>SaaS (Software as a Service)</text:span></text:p>
      <text:p text:style-name="Normal">Aplicaciones completas listas para usar.</text:p>
      <text:p text:style-name="Normal">Ejemplo:</text:p>
      <text:list text:style-name="LFO4" text:continue-numbering="true">
        <text:list-item>
          <text:p text:style-name="P35"><text:span text:style-name="T36">Microsoft 365</text:span></text:p>
        </text:list-item>
        <text:list-item>
          <text:p text:style-name="P37"><text:span text:style-name="T38">Dynamics 365</text:span></text:p>
        </text:list-item>
      </text:list>
      <text:p text:style-name="Normal"><draw:custom-shape svg:x="0in" svg:y="0in" svg:width="45.51042in" svg:height="0.00139in" draw:z-index="0" draw:id="id4" draw:style-name="a4" draw:name="Horizontal Line 1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🔹</text:span><text:span text:style-name="T40"><text:s/>Servicios importantes de Azure</text:span></text:p>
      <table:table table:style-name="Table41">
        <table:table-columns>
          <table:table-column table:style-name="TableColumn42"/>
          <table:table-column table:style-name="TableColumn43"/>
        </table:table-columns>
        <table:table-header-rows>
          <table:table-row table:style-name="TableRow44">
            <table:table-cell table:style-name="TableCell45">
              <text:p text:style-name="P46">Servicio</text:p>
            </table:table-cell>
            <table:table-cell table:style-name="TableCell47">
              <text:p text:style-name="P48">Para qué sirve</text:p>
            </table:table-cell>
          </table:table-row>
        </table:table-header-rows>
        <table:table-row table:style-name="TableRow49">
          <table:table-cell table:style-name="TableCell50">
            <text:p text:style-name="Normal">Azure Virtual Machines</text:p>
          </table:table-cell>
          <table:table-cell table:style-name="TableCell51">
            <text:p text:style-name="Normal">Crear servidores virtuales</text:p>
          </table:table-cell>
        </table:table-row>
        <table:table-row table:style-name="TableRow52">
          <table:table-cell table:style-name="TableCell53">
            <text:p text:style-name="Normal">Azure Storage</text:p>
          </table:table-cell>
          <table:table-cell table:style-name="TableCell54">
            <text:p text:style-name="Normal">Guardar archivos y datos</text:p>
          </table:table-cell>
        </table:table-row>
        <table:table-row table:style-name="TableRow55">
          <table:table-cell table:style-name="TableCell56">
            <text:p text:style-name="Normal">Azure SQL Database</text:p>
          </table:table-cell>
          <table:table-cell table:style-name="TableCell57">
            <text:p text:style-name="Normal">Base de datos SQL en la nube</text:p>
          </table:table-cell>
        </table:table-row>
        <table:table-row table:style-name="TableRow58">
          <table:table-cell table:style-name="TableCell59">
            <text:p text:style-name="Normal">Azure Functions</text:p>
          </table:table-cell>
          <table:table-cell table:style-name="TableCell60">
            <text:p text:style-name="Normal">Ejecutar código sin servidor</text:p>
          </table:table-cell>
        </table:table-row>
        <table:table-row table:style-name="TableRow61">
          <table:table-cell table:style-name="TableCell62">
            <text:p text:style-name="Normal">Azure Data Factory</text:p>
          </table:table-cell>
          <table:table-cell table:style-name="TableCell63">
            <text:p text:style-name="Normal">Integración y ETL de datos</text:p>
          </table:table-cell>
        </table:table-row>
        <table:table-row table:style-name="TableRow64">
          <table:table-cell table:style-name="TableCell65">
            <text:p text:style-name="Normal">Azure Databricks</text:p>
          </table:table-cell>
          <table:table-cell table:style-name="TableCell66">
            <text:p text:style-name="Normal">Big Data y Spark</text:p>
          </table:table-cell>
        </table:table-row>
        <table:table-row table:style-name="TableRow67">
          <table:table-cell table:style-name="TableCell68">
            <text:p text:style-name="Normal">Azure Machine Learning</text:p>
          </table:table-cell>
          <table:table-cell table:style-name="TableCell69">
            <text:p text:style-name="Normal">Modelos de IA</text:p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1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0">🔹</text:span><text:span text:style-name="T71"><text:s/>Ejemplo simple</text:span></text:p>
      <text:p text:style-name="Normal">Una empresa puede usar Azure para:</text:p>
      <text:list text:style-name="LFO5" text:continue-numbering="true">
        <text:list-item>
          <text:p text:style-name="P72">Guardar datos en<text:s/><text:span text:style-name="T73">Azure Storage</text:span></text:p>
        </text:list-item>
        <text:list-item>
          <text:p text:style-name="P74">Procesarlos con<text:s/><text:span text:style-name="T75">Spark en Azure Databricks</text:span></text:p>
        </text:list-item>
        <text:list-item>
          <text:p text:style-name="P76">Guardar resultados en<text:s/><text:span text:style-name="T77">Azure SQL</text:span></text:p>
        </text:list-item>
        <text:list-item>
          <text:p text:style-name="P78">Mostrar datos en una<text:s/><text:span text:style-name="T79">web alojada en Azure App Service</text:span></text:p>
        </text:list-item>
      </text:list>
      <text:p text:style-name="Normal"><draw:custom-shape svg:x="0in" svg:y="0in" svg:width="45.51042in" svg:height="0.00139in" draw:z-index="0" draw:id="id6" draw:style-name="a6" draw:name="Horizontal Line 1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🔹</text:span><text:span text:style-name="T81"><text:s/>Ventajas</text:span></text:p>
      <text:list text:style-name="LFO6" text:continue-numbering="true">
        <text:list-item>
          <text:p text:style-name="P82">Escalabilidad (más recursos cuando los necesitas)</text:p>
        </text:list-item>
        <text:list-item>
          <text:p text:style-name="P83">Pago por uso</text:p>
        </text:list-item>
        <text:list-item>
          <text:p text:style-name="P84">Alta disponibilidad</text:p>
        </text:list-item>
        <text:list-item>
          <text:p text:style-name="P85">Seguridad de Microsoft</text:p>
        </text:list-item>
      </text:list>
      <text:p text:style-name="Normal"><draw:custom-shape svg:x="0in" svg:y="0in" svg:width="45.51042in" svg:height="0.00139in" draw:z-index="0" draw:id="id7" draw:style-name="a7" draw:name="Horizontal Line 1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✅</text:span><text:s/><text:span text:style-name="T87">Resumen en una frase</text:span></text:p>
      <text:p text:style-name="Normal"><text:span text:style-name="T88">Azure es la nube de Microsoft que permite ejecutar aplicaciones, almacenar datos y analizar información sin gestionar servidores físicos.</text:span></text:p>
      <text:p text:style-name="Normal"><draw:custom-shape svg:x="0in" svg:y="0in" svg:width="45.51042in" svg:height="0.00139in" draw:z-index="0" draw:id="id8" draw:style-name="a8" draw:name="Horizontal Line 129" text:anchor-type="as-char"><svg:title/><svg:desc/><draw:enhanced-geometry draw:type="non-primitive" svg:viewBox="0 0 21600 21600" draw:enhanced-path="M 0 0 L 21600 0 21600 21600 0 21600 Z N"/></draw:custom-shape></text:p>
      <text:p text:style-name="Normal">Si quieres, también puedo explicarte<text:s/><text:span text:style-name="T89">los 10 servicios de Azure más usados en proyectos de Data Engineering (Databricks, Data Factory, Synapse, etc.)</text:span>, que es lo que más suelen pedir en entrevistas.</text:p>
      <text:p text:style-name="Normal">si</text:p>
      <text:p text:style-name="Normal">Aquí tienes<text:s/><text:span text:style-name="T90">los servicios de Azure más usados en proyectos de Data Engineering / Big Data</text:span><text:s/>(explicación rápida y clara).</text:p>
      <text:p text:style-name="Normal"><draw:custom-shape svg:x="0in" svg:y="0in" svg:width="45.51042in" svg:height="0.00139in" draw:z-index="0" draw:id="id9" draw:style-name="a9" draw:name="Horizontal Line 13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🔹</text:span><text:span text:style-name="T92"><text:s/>1️</text:span><text:span text:style-name="T93">⃣</text:span><text:span text:style-name="T94"><text:s/>Azure Data Factory (ADF)</text:span></text:p>
      <text:p text:style-name="Normal">Herramienta de<text:s/><text:span text:style-name="T95">integración de datos y ETL/ELT</text:span>.</text:p>
      <text:p text:style-name="Normal">Sirve para:</text:p>
      <text:list text:style-name="LFO7" text:continue-numbering="true">
        <text:list-item>
          <text:p text:style-name="P96">mover datos entre sistemas</text:p>
        </text:list-item>
        <text:list-item>
          <text:p text:style-name="P97">programar pipelines</text:p>
        </text:list-item>
        <text:list-item>
          <text:p text:style-name="P98">transformar datos</text:p>
        </text:list-item>
      </text:list>
      <text:p text:style-name="Normal">Ejemplo:</text:p>
      <text:p text:style-name="Normal">SQL Server → Data Factory → Data Lake</text:p>
      <text:p text:style-name="Normal">Es como<text:s/><text:span text:style-name="T99">Airflow + ETL visual</text:span>.</text:p>
      <text:p text:style-name="Normal"><draw:custom-shape svg:x="0in" svg:y="0in" svg:width="45.51042in" svg:height="0.00139in" draw:z-index="0" draw:id="id10" draw:style-name="a10" draw:name="Horizontal Line 1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0">🔹</text:span><text:span text:style-name="T101"><text:s/>2️</text:span><text:span text:style-name="T102">⃣</text:span><text:span text:style-name="T103"><text:s/>Azure Databricks</text:span></text:p>
      <text:p text:style-name="Normal">Plataforma de<text:s/><text:span text:style-name="T104">Apache Spark gestionada</text:span>.</text:p>
      <text:p text:style-name="Normal">Se usa para:</text:p>
      <text:list text:style-name="LFO8" text:continue-numbering="true">
        <text:list-item>
          <text:p text:style-name="P105">procesamiento Big Data</text:p>
        </text:list-item>
        <text:list-item>
          <text:p text:style-name="P106">ETL masivo</text:p>
        </text:list-item>
        <text:list-item>
          <text:p text:style-name="P107">Machine Learning</text:p>
        </text:list-item>
      </text:list>
      <text:p text:style-name="Normal">Tecnologías:</text:p>
      <text:list text:style-name="LFO9" text:continue-numbering="true">
        <text:list-item>
          <text:p text:style-name="P108"><text:span text:style-name="T109">Spark</text:span></text:p>
        </text:list-item>
        <text:list-item>
          <text:p text:style-name="P110"><text:span text:style-name="T111">Python</text:span></text:p>
        </text:list-item>
        <text:list-item>
          <text:p text:style-name="P112"><text:span text:style-name="T113">Scala</text:span></text:p>
        </text:list-item>
        <text:list-item>
          <text:p text:style-name="P114"><text:span text:style-name="T115">SQL</text:span></text:p>
        </text:list-item>
      </text:list>
      <text:p text:style-name="Normal">Ejemplo:</text:p>
      <text:p text:style-name="Normal">val df = spark.read.parquet("/data")<text:line-break/>df.filter($"edad" &gt; 18)</text:p>
      <text:p text:style-name="Normal"><draw:custom-shape svg:x="0in" svg:y="0in" svg:width="45.51042in" svg:height="0.00139in" draw:z-index="0" draw:id="id11" draw:style-name="a11" draw:name="Horizontal Line 1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6">🔹</text:span><text:span text:style-name="T117"><text:s/>3️</text:span><text:span text:style-name="T118">⃣</text:span><text:span text:style-name="T119"><text:s/>Azure Data Lake Storage (ADLS)</text:span></text:p>
      <text:p text:style-name="Normal">Sistema de<text:s/><text:span text:style-name="T120">almacenamiento de datos masivo</text:span>.</text:p>
      <text:p text:style-name="Normal">Sirve para guardar:</text:p>
      <text:list text:style-name="LFO10" text:continue-numbering="true">
        <text:list-item>
          <text:p text:style-name="P121">archivos</text:p>
        </text:list-item>
        <text:list-item>
          <text:p text:style-name="P122">datos raw</text:p>
        </text:list-item>
        <text:list-item>
          <text:p text:style-name="P123">datasets enormes</text:p>
        </text:list-item>
      </text:list>
      <text:p text:style-name="Normal">Formatos comunes:</text:p>
      <text:list text:style-name="LFO11" text:continue-numbering="true">
        <text:list-item>
          <text:p text:style-name="P124">Parquet</text:p>
        </text:list-item>
        <text:list-item>
          <text:p text:style-name="P125">JSON</text:p>
        </text:list-item>
        <text:list-item>
          <text:p text:style-name="P126">CSV</text:p>
        </text:list-item>
        <text:list-item>
          <text:p text:style-name="P127">Delta Lake</text:p>
        </text:list-item>
      </text:list>
      <text:p text:style-name="Normal"><draw:custom-shape svg:x="0in" svg:y="0in" svg:width="45.51042in" svg:height="0.00139in" draw:z-index="0" draw:id="id12" draw:style-name="a12" draw:name="Horizontal Line 1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8">🔹</text:span><text:span text:style-name="T129"><text:s/>4️</text:span><text:span text:style-name="T130">⃣</text:span><text:span text:style-name="T131"><text:s/>Azure Synapse Analytics</text:span></text:p>
      <text:p text:style-name="Normal">Plataforma de<text:s/><text:span text:style-name="T132">data warehouse + analytics</text:span>.</text:p>
      <text:p text:style-name="Normal">Permite:</text:p>
      <text:list text:style-name="LFO12" text:continue-numbering="true">
        <text:list-item>
          <text:p text:style-name="P133">consultas SQL grandes</text:p>
        </text:list-item>
        <text:list-item>
          <text:p text:style-name="P134">análisis de datos</text:p>
        </text:list-item>
        <text:list-item>
          <text:p text:style-name="P135">integración con Spark</text:p>
        </text:list-item>
      </text:list>
      <text:p text:style-name="Normal">Es similar a:</text:p>
      <text:list text:style-name="LFO13" text:continue-numbering="true">
        <text:list-item>
          <text:p text:style-name="P136"><text:span text:style-name="T137">Snowflake</text:span></text:p>
        </text:list-item>
        <text:list-item>
          <text:p text:style-name="P138"><text:span text:style-name="T139">BigQuery</text:span></text:p>
        </text:list-item>
      </text:list>
      <text:p text:style-name="Normal"><draw:custom-shape svg:x="0in" svg:y="0in" svg:width="45.51042in" svg:height="0.00139in" draw:z-index="0" draw:id="id13" draw:style-name="a13" draw:name="Horizontal Line 1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0">🔹</text:span><text:span text:style-name="T141"><text:s/>5️</text:span><text:span text:style-name="T142">⃣</text:span><text:span text:style-name="T143"><text:s/>Azure SQL Database</text:span></text:p>
      <text:p text:style-name="Normal">Base de datos<text:s/><text:span text:style-name="T144">SQL gestionada en la nube</text:span>.</text:p>
      <text:p text:style-name="Normal">Sirve para:</text:p>
      <text:list text:style-name="LFO14" text:continue-numbering="true">
        <text:list-item>
          <text:p text:style-name="P145">aplicaciones</text:p>
        </text:list-item>
        <text:list-item>
          <text:p text:style-name="P146">reporting</text:p>
        </text:list-item>
        <text:list-item>
          <text:p text:style-name="P147">dashboards</text:p>
        </text:list-item>
      </text:list>
      <text:p text:style-name="Normal">No necesitas administrar servidores.</text:p>
      <text:p text:style-name="Normal"><draw:custom-shape svg:x="0in" svg:y="0in" svg:width="45.51042in" svg:height="0.00139in" draw:z-index="0" draw:id="id14" draw:style-name="a14" draw:name="Horizontal Line 1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8">🔹</text:span><text:span text:style-name="T149"><text:s/>6️</text:span><text:span text:style-name="T150">⃣</text:span><text:span text:style-name="T151"><text:s/>Azure Functions</text:span></text:p>
      <text:p text:style-name="Normal">Ejecuta<text:s/><text:span text:style-name="T152">código sin servidor (serverless)</text:span>.</text:p>
      <text:p text:style-name="Normal">Ejemplo:</text:p>
      <text:list text:style-name="LFO15" text:continue-numbering="true">
        <text:list-item>
          <text:p text:style-name="P153">procesar un archivo cuando se sube</text:p>
        </text:list-item>
        <text:list-item>
          <text:p text:style-name="P154">lanzar una API</text:p>
        </text:list-item>
      </text:list>
      <text:p text:style-name="Normal">Se usa para<text:s/><text:span text:style-name="T155">automatización</text:span>.</text:p>
      <text:p text:style-name="Normal"><draw:custom-shape svg:x="0in" svg:y="0in" svg:width="45.51042in" svg:height="0.00139in" draw:z-index="0" draw:id="id15" draw:style-name="a15" draw:name="Horizontal Line 1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6">🔹</text:span><text:span text:style-name="T157"><text:s/>7️</text:span><text:span text:style-name="T158">⃣</text:span><text:span text:style-name="T159"><text:s/>Azure Event Hub</text:span></text:p>
      <text:p text:style-name="Normal">Servicio de<text:s/><text:span text:style-name="T160">streaming de datos en tiempo real</text:span>.</text:p>
      <text:p text:style-name="Normal">Ejemplo:</text:p>
      <text:list text:style-name="LFO16" text:continue-numbering="true">
        <text:list-item>
          <text:p text:style-name="P161">logs</text:p>
        </text:list-item>
        <text:list-item>
          <text:p text:style-name="P162">IoT</text:p>
        </text:list-item>
        <text:list-item>
          <text:p text:style-name="P163">eventos de aplicaciones</text:p>
        </text:list-item>
      </text:list>
      <text:p text:style-name="Normal">Similar a:</text:p>
      <text:list text:style-name="LFO17" text:continue-numbering="true">
        <text:list-item>
          <text:p text:style-name="P164"><text:span text:style-name="T165">Apache Kafka</text:span></text:p>
        </text:list-item>
      </text:list>
      <text:soft-page-break/>
      <text:p text:style-name="Normal"><draw:custom-shape svg:x="0in" svg:y="0in" svg:width="45.51042in" svg:height="0.00139in" draw:z-index="0" draw:id="id16" draw:style-name="a16" draw:name="Horizontal Line 1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6">🔹</text:span><text:span text:style-name="T167"><text:s/>8️</text:span><text:span text:style-name="T168">⃣</text:span><text:span text:style-name="T169"><text:s/>Azure Machine Learning</text:span></text:p>
      <text:p text:style-name="Normal">Plataforma para<text:s/><text:span text:style-name="T170">crear y desplegar modelos de IA</text:span>.</text:p>
      <text:p text:style-name="Normal">Permite:</text:p>
      <text:list text:style-name="LFO18" text:continue-numbering="true">
        <text:list-item>
          <text:p text:style-name="P171">entrenamiento de modelos</text:p>
        </text:list-item>
        <text:list-item>
          <text:p text:style-name="P172">pipelines ML</text:p>
        </text:list-item>
        <text:list-item>
          <text:p text:style-name="P173">deploy de modelos</text:p>
        </text:list-item>
      </text:list>
      <text:p text:style-name="Normal"><draw:custom-shape svg:x="0in" svg:y="0in" svg:width="45.51042in" svg:height="0.00139in" draw:z-index="0" draw:id="id17" draw:style-name="a17" draw:name="Horizontal Line 1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4">🔹</text:span><text:span text:style-name="T175"><text:s/>Arquitectura típica de Data Engineering en Azure</text:span></text:p>
      <text:p text:style-name="Normal">Fuente de datos<text:line-break/><text:s text:c="5"/>↓<text:line-break/>Azure Data Factory<text:line-break/><text:s text:c="5"/>↓<text:line-break/>Azure Data Lake<text:line-break/><text:s text:c="5"/>↓<text:line-break/>Azure Databricks (Spark)<text:line-break/><text:s text:c="5"/>↓<text:line-break/>Azure Synapse / SQL Database<text:line-break/><text:s text:c="5"/>↓<text:line-break/>Power BI</text:p>
      <text:p text:style-name="Normal"><draw:custom-shape svg:x="0in" svg:y="0in" svg:width="45.51042in" svg:height="0.00139in" draw:z-index="0" draw:id="id18" draw:style-name="a18" draw:name="Horizontal Line 1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6">🔹</text:span><text:span text:style-name="T177"><text:s/>Servicios que más se usan juntos</text:span></text:p>
      <table:table table:style-name="Table178">
        <table:table-columns>
          <table:table-column table:style-name="TableColumn179"/>
          <table:table-column table:style-name="TableColumn180"/>
        </table:table-columns>
        <table:table-header-rows>
          <table:table-row table:style-name="TableRow181">
            <table:table-cell table:style-name="TableCell182">
              <text:p text:style-name="P183">Servicio</text:p>
            </table:table-cell>
            <table:table-cell table:style-name="TableCell184">
              <text:p text:style-name="P185">Uso</text:p>
            </table:table-cell>
          </table:table-row>
        </table:table-header-rows>
        <table:table-row table:style-name="TableRow186">
          <table:table-cell table:style-name="TableCell187">
            <text:p text:style-name="Normal">Data Factory</text:p>
          </table:table-cell>
          <table:table-cell table:style-name="TableCell188">
            <text:p text:style-name="Normal">Orquestación ETL</text:p>
          </table:table-cell>
        </table:table-row>
        <table:table-row table:style-name="TableRow189">
          <table:table-cell table:style-name="TableCell190">
            <text:p text:style-name="Normal">Data Lake</text:p>
          </table:table-cell>
          <table:table-cell table:style-name="TableCell191">
            <text:p text:style-name="Normal">Almacenamiento</text:p>
          </table:table-cell>
        </table:table-row>
        <table:table-row table:style-name="TableRow192">
          <table:table-cell table:style-name="TableCell193">
            <text:p text:style-name="Normal">Databricks</text:p>
          </table:table-cell>
          <table:table-cell table:style-name="TableCell194">
            <text:p text:style-name="Normal">Procesamiento Spark</text:p>
          </table:table-cell>
        </table:table-row>
        <table:table-row table:style-name="TableRow195">
          <table:table-cell table:style-name="TableCell196">
            <text:p text:style-name="Normal">Synapse</text:p>
          </table:table-cell>
          <table:table-cell table:style-name="TableCell197">
            <text:p text:style-name="Normal">Data Warehouse</text:p>
          </table:table-cell>
        </table:table-row>
        <table:table-row table:style-name="TableRow198">
          <table:table-cell table:style-name="TableCell199">
            <text:p text:style-name="Normal">Power BI</text:p>
          </table:table-cell>
          <table:table-cell table:style-name="TableCell200">
            <text:p text:style-name="Normal">Visualización</text:p>
          </table:table-cell>
        </table:table-row>
      </table:table>
      <text:p text:style-name="Normal"><draw:custom-shape svg:x="0in" svg:y="0in" svg:width="45.51042in" svg:height="0.00139in" draw:z-index="0" draw:id="id19" draw:style-name="a19" draw:name="Horizontal Line 1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1">✅</text:span><text:s/><text:span text:style-name="T202">Resumen</text:span></text:p>
      <text:soft-page-break/>
      <text:p text:style-name="Normal">Los 5 más importantes para Data Engineering en Azure:</text:p>
      <text:list text:style-name="LFO19" text:continue-numbering="true">
        <text:list-item>
          <text:p text:style-name="P203"><text:span text:style-name="T204">Azure Data Factory</text:span></text:p>
        </text:list-item>
        <text:list-item>
          <text:p text:style-name="P205"><text:span text:style-name="T206">Azure Databricks</text:span></text:p>
        </text:list-item>
        <text:list-item>
          <text:p text:style-name="P207"><text:span text:style-name="T208">Azure Data Lake</text:span></text:p>
        </text:list-item>
        <text:list-item>
          <text:p text:style-name="P209"><text:span text:style-name="T210">Azure Synapse</text:span></text:p>
        </text:list-item>
        <text:list-item>
          <text:p text:style-name="P211"><text:span text:style-name="T212">Azure SQL Database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gData</meta:initial-creator>
    <dc:creator>BigData</dc:creator>
    <meta:creation-date>2026-03-06T12:07:00Z</meta:creation-date>
    <dc:date>2026-03-06T12:08:00Z</dc:date>
    <meta:template xlink:href="Normal.dotm" xlink:type="simple"/>
    <meta:editing-cycles>1</meta:editing-cycles>
    <meta:editing-duration>PT60S</meta:editing-duration>
    <meta:document-statistic meta:page-count="7" meta:paragraph-count="8" meta:word-count="641" meta:character-count="4162" meta:row-count="29" meta:non-whitespace-character-count="3529"/>
  </office:meta>
</office:document-meta>
</file>